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officeooo:rsid="000b8650" officeooo:paragraph-rsid="000b8650"/>
    </style:style>
    <style:style style:name="P3" style:family="paragraph" style:parent-style-name="Standard">
      <style:text-properties officeooo:rsid="000d23c3" officeooo:paragraph-rsid="000d23c3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List_20_Paragraph" style:list-style-name="WWNum2"/>
    <style:style style:name="P6" style:family="paragraph" style:parent-style-name="List_20_Paragraph" style:list-style-name="WWNum1"/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GO management and donation system</text:span></text:p>
      <text:p text:style-name="Standard"><text:span text:style-name="T2">TEAM MEMBERS:</text:span></text:p>
      <text:list xml:id="list2232523084925406844" text:style-name="WWNum2">
        <text:list-item>
          <text:p text:style-name="P5"><text:span text:style-name="T3">Chehak Nayar:<text:tab/>1PE15CS042</text:span></text:p>
        </text:list-item>
        <text:list-item>
          <text:p text:style-name="P5"><text:span text:style-name="T3">Divyaksh Shukla:<text:tab/>1PE15CS051 </text:span></text:p>
        </text:list-item>
      </text:list>
      <text:p text:style-name="Standard"><text:span text:style-name="T2">ABSTRACT</text:span></text:p>
      <text:p text:style-name="Standard"><text:span text:style-name="T2">A nonprofit's goals and objectives flow from its stated mission. The mission statement, created during the strategic planning process, describes the organization's overall purpose and is usually concise.</text:span></text:p>
      <text:p text:style-name="P3"><text:span text:style-name="T2">One of the major problems faced by NGO's is creating,maintaining their database records. In our project we aim at helping out one such organisation, “Ekk Pahel” by creating a Database management web application to collect and manage its records. </text:span></text:p>
      <text:p text:style-name="P2"><text:span text:style-name="T2">One of the most </text:span></text:p>
      <text:p text:style-name="Standard"><text:span text:style-name="T2">FRONT END DETAILS:</text:span></text:p>
      <text:list xml:id="list6283922728854938186" text:style-name="WWNum1">
        <text:list-item>
          <text:p text:style-name="P6"><text:span text:style-name="T3">Type of Application:<text:tab/><text:tab/>Web Application</text:span></text:p>
        </text:list-item>
        <text:list-item>
          <text:p text:style-name="P6"><text:span text:style-name="T3">Programming Language:<text:tab/>Python / JavaScript</text:span></text:p>
        </text:list-item>
        <text:list-item>
          <text:p text:style-name="P6"><text:span text:style-name="T3">Web Technologies used:<text:tab/>HTML5, CSS3, Bootstrap, AngularJS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5:25:00</meta:creation-date>
    <meta:initial-creator>Chehak Nayar</meta:initial-creator>
    <dc:language>en-IN</dc:language>
    <dc:date>2017-09-02T14:01:44.810922199</dc:date>
    <meta:editing-cycles>4</meta:editing-cycles>
    <meta:editing-duration>PT28M19S</meta:editing-duration>
    <meta:generator>LibreOffice/5.0.6.2$Linux_X86_64 LibreOffice_project/00m0$Build-2</meta:generator>
    <meta:document-statistic meta:table-count="0" meta:image-count="0" meta:object-count="0" meta:page-count="1" meta:paragraph-count="12" meta:word-count="110" meta:character-count="738" meta:non-whitespace-character-count="6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